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12.36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6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124"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1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9" table:default-cell-style-name="ce5"/>
        <table:table-column table:style-name="co14" table:default-cell-style-name="ce5"/>
        <table:table-column table:style-name="co15" table:number-columns-repeated="1003" table:default-cell-style-name="ce5"/>
        <table:table-column table:style-name="co15" table:default-cell-style-name="ce1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obile Base</text:p>
          </table:table-cell>
          <table:table-cell table:style-name="ce9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16" table:formula="of:=[.G5]/[.$H$70]*[.$H$69]" office:value-type="float" office:value="53.7056489550467" calcext:value-type="float">
            <text:p>53.71</text:p>
          </table:table-cell>
          <table:table-cell/>
          <table:table-cell table:style-name="ce10" table:formula="of:=[.C5]/[.$G$5]*[.$H$5]/1000000" office:value-type="float" office:value="1.75584335013026" calcext:value-type="float">
            <text:p>1.755843</text:p>
          </table:table-cell>
          <table:table-cell table:style-name="ce10" table:formula="of:=[.D5]/[.$G$5]*[.$H$5]/1000000" office:value-type="float" office:value="-0.0000000438161708537606" calcext:value-type="float">
            <text:p>0.000000</text:p>
          </table:table-cell>
          <table:table-cell table:style-name="ce10" table:formula="of:=[.E5]/[.$G$5]*[.$H$5]/1000000" office:value-type="float" office:value="0.0000000128844756802115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19" table:formula="of:=[.N5]/1000" office:value-type="float" office:value="0.000000011" calcext:value-type="float">
            <text:p>0.0000</text:p>
          </table:table-cell>
          <table:table-cell table:style-name="ce19" table:formula="of:=[.O5]/1000" office:value-type="float" office:value="-0.000000001" calcext:value-type="float">
            <text:p>0.0000</text:p>
          </table:table-cell>
          <table:table-cell table:style-name="ce19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10" table:formula="of:=[.C6]/[.$G$5]*[.$H$5]/1000000" office:value-type="float" office:value="-0.0000000438161708537606" calcext:value-type="float">
            <text:p>0.000000</text:p>
          </table:table-cell>
          <table:table-cell table:style-name="ce10" table:formula="of:=[.D6]/[.$G$5]*[.$H$5]/1000000" office:value-type="float" office:value="1.75584320249471" calcext:value-type="float">
            <text:p>1.755843</text:p>
          </table:table-cell>
          <table:table-cell table:style-name="ce10" table:formula="of:=[.E6]/[.$G$5]*[.$H$5]/1000000" office:value-type="float" office:value="1.60507706917217E-016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10" table:formula="of:=[.C7]/[.$G$5]*[.$H$5]/1000000" office:value-type="float" office:value="0.0000000128844756802115" calcext:value-type="float">
            <text:p>0.000000</text:p>
          </table:table-cell>
          <table:table-cell table:style-name="ce10" table:formula="of:=[.D7]/[.$G$5]*[.$H$5]/1000000" office:value-type="float" office:value="1.60507706917217E-016" calcext:value-type="float">
            <text:p>0.000000</text:p>
          </table:table-cell>
          <table:table-cell table:style-name="ce10" table:formula="of:=[.E7]/[.$G$5]*[.$H$5]/1000000" office:value-type="float" office:value="2.68959495936028" calcext:value-type="float">
            <text:p>2.689595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1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9]/[.$H$70]*[.$H$69]" office:value-type="float" office:value="0.434830337638618" calcext:value-type="float">
            <text:p>0.43</text:p>
          </table:table-cell>
          <table:table-cell/>
          <table:table-cell table:style-name="ce10" table:formula="of:=[.C9]/[.$G$9]*[.$H$9]/1000000" office:value-type="float" office:value="0.000580544909474266" calcext:value-type="float">
            <text:p>0.000581</text:p>
          </table:table-cell>
          <table:table-cell table:style-name="ce10" table:formula="of:=[.D9]/[.$G$9]*[.$H$9]/1000000" office:value-type="float" office:value="-0.00000000000519066718176993" calcext:value-type="float">
            <text:p>0.000000</text:p>
          </table:table-cell>
          <table:table-cell table:style-name="ce10" table:formula="of:=[.E9]/[.$G$9]*[.$H$9]/1000000" office:value-type="float" office:value="0.0000000000128780582143292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9]/1000" office:value-type="float" office:value="-0.000000001" calcext:value-type="float">
            <text:p>0.0000</text:p>
          </table:table-cell>
          <table:table-cell table:style-name="ce19" table:formula="of:=[.O9]/1000" office:value-type="float" office:value="-0.001505846" calcext:value-type="float">
            <text:p>-0.0015</text:p>
          </table:table-cell>
          <table:table-cell table:style-name="ce19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0]/[.$G$9]*[.$H$9]/1000000" office:value-type="float" office:value="-0.00000000000519066718176993" calcext:value-type="float">
            <text:p>0.000000</text:p>
          </table:table-cell>
          <table:table-cell table:style-name="ce10" table:formula="of:=[.D10]/[.$G$9]*[.$H$9]/1000000" office:value-type="float" office:value="0.000912695597852281" calcext:value-type="float">
            <text:p>0.000913</text:p>
          </table:table-cell>
          <table:table-cell table:style-name="ce10" table:formula="of:=[.E10]/[.$G$9]*[.$H$9]/1000000" office:value-type="float" office:value="0.0000000000162756921125721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1]/[.$G$9]*[.$H$9]/1000000" office:value-type="float" office:value="0.0000000000128780582143292" calcext:value-type="float">
            <text:p>0.000000</text:p>
          </table:table-cell>
          <table:table-cell table:style-name="ce10" table:formula="of:=[.D11]/[.$G$9]*[.$H$9]/1000000" office:value-type="float" office:value="0.0000000000162756921125721" calcext:value-type="float">
            <text:p>0.000000</text:p>
          </table:table-cell>
          <table:table-cell table:style-name="ce10" table:formula="of:=[.E11]/[.$G$9]*[.$H$9]/1000000" office:value-type="float" office:value="0.00058054487343043" calcext:value-type="float">
            <text:p>0.00058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2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13]/[.$H$70]*[.$H$69]" office:value-type="float" office:value="0.434830337638618" calcext:value-type="float">
            <text:p>0.43</text:p>
          </table:table-cell>
          <table:table-cell/>
          <table:table-cell table:style-name="ce10" table:formula="of:=[.C13]/[.$G$13]*[.$H$13]/1000000" office:value-type="float" office:value="0.000580544909474266" calcext:value-type="float">
            <text:p>0.000581</text:p>
          </table:table-cell>
          <table:table-cell table:style-name="ce10" table:formula="of:=[.D13]/[.$G$13]*[.$H$13]/1000000" office:value-type="float" office:value="-0.00000000000519066718176993" calcext:value-type="float">
            <text:p>0.000000</text:p>
          </table:table-cell>
          <table:table-cell table:style-name="ce10" table:formula="of:=[.E13]/[.$G$13]*[.$H$13]/1000000" office:value-type="float" office:value="0.0000000000128780582143292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13]/1000" office:value-type="float" office:value="-0.000000001" calcext:value-type="float">
            <text:p>0.0000</text:p>
          </table:table-cell>
          <table:table-cell table:style-name="ce19" table:formula="of:=[.O13]/1000" office:value-type="float" office:value="-0.001505846" calcext:value-type="float">
            <text:p>-0.0015</text:p>
          </table:table-cell>
          <table:table-cell table:style-name="ce19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4]/[.$G$13]*[.$H$13]/1000000" office:value-type="float" office:value="-0.00000000000519066718176993" calcext:value-type="float">
            <text:p>0.000000</text:p>
          </table:table-cell>
          <table:table-cell table:style-name="ce10" table:formula="of:=[.D14]/[.$G$13]*[.$H$13]/1000000" office:value-type="float" office:value="0.000912695597852281" calcext:value-type="float">
            <text:p>0.000913</text:p>
          </table:table-cell>
          <table:table-cell table:style-name="ce10" table:formula="of:=[.E14]/[.$G$13]*[.$H$13]/1000000" office:value-type="float" office:value="0.0000000000162756921125721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5]/[.$G$13]*[.$H$13]/1000000" office:value-type="float" office:value="0.0000000000128780582143292" calcext:value-type="float">
            <text:p>0.000000</text:p>
          </table:table-cell>
          <table:table-cell table:style-name="ce10" table:formula="of:=[.D15]/[.$G$13]*[.$H$13]/1000000" office:value-type="float" office:value="0.0000000000162756921125721" calcext:value-type="float">
            <text:p>0.000000</text:p>
          </table:table-cell>
          <table:table-cell table:style-name="ce10" table:formula="of:=[.E15]/[.$G$13]*[.$H$13]/1000000" office:value-type="float" office:value="0.00058054487343043" calcext:value-type="float">
            <text:p>0.00058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3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17]/[.$H$70]*[.$H$69]" office:value-type="float" office:value="0.434830337638618" calcext:value-type="float">
            <text:p>0.43</text:p>
          </table:table-cell>
          <table:table-cell/>
          <table:table-cell table:style-name="ce10" table:formula="of:=[.C17]/[.$G$17]*[.$H$17]/1000000" office:value-type="float" office:value="0.000580544909474266" calcext:value-type="float">
            <text:p>0.000581</text:p>
          </table:table-cell>
          <table:table-cell table:style-name="ce10" table:formula="of:=[.D17]/[.$G$17]*[.$H$17]/1000000" office:value-type="float" office:value="-0.00000000000519066718176993" calcext:value-type="float">
            <text:p>0.000000</text:p>
          </table:table-cell>
          <table:table-cell table:style-name="ce10" table:formula="of:=[.E17]/[.$G$17]*[.$H$17]/1000000" office:value-type="float" office:value="0.0000000000128780582143292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17]/1000" office:value-type="float" office:value="-0.000000001" calcext:value-type="float">
            <text:p>0.0000</text:p>
          </table:table-cell>
          <table:table-cell table:style-name="ce19" table:formula="of:=[.O17]/1000" office:value-type="float" office:value="-0.001505846" calcext:value-type="float">
            <text:p>-0.0015</text:p>
          </table:table-cell>
          <table:table-cell table:style-name="ce19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8]/[.$G$17]*[.$H$17]/1000000" office:value-type="float" office:value="-0.00000000000519066718176993" calcext:value-type="float">
            <text:p>0.000000</text:p>
          </table:table-cell>
          <table:table-cell table:style-name="ce10" table:formula="of:=[.D18]/[.$G$17]*[.$H$17]/1000000" office:value-type="float" office:value="0.000912695597852281" calcext:value-type="float">
            <text:p>0.000913</text:p>
          </table:table-cell>
          <table:table-cell table:style-name="ce10" table:formula="of:=[.E18]/[.$G$17]*[.$H$17]/1000000" office:value-type="float" office:value="0.0000000000162756921125721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9]/[.$G$17]*[.$H$17]/1000000" office:value-type="float" office:value="0.0000000000128780582143292" calcext:value-type="float">
            <text:p>0.000000</text:p>
          </table:table-cell>
          <table:table-cell table:style-name="ce10" table:formula="of:=[.D19]/[.$G$17]*[.$H$17]/1000000" office:value-type="float" office:value="0.0000000000162756921125721" calcext:value-type="float">
            <text:p>0.000000</text:p>
          </table:table-cell>
          <table:table-cell table:style-name="ce10" table:formula="of:=[.E19]/[.$G$17]*[.$H$17]/1000000" office:value-type="float" office:value="0.00058054487343043" calcext:value-type="float">
            <text:p>0.00058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Body</text:p>
          </table:table-cell>
          <table:table-cell table:style-name="ce9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16" table:formula="of:=[.G21]/[.$H$70]*[.$H$69]" office:value-type="float" office:value="3.31621650470536" calcext:value-type="float">
            <text:p>3.32</text:p>
          </table:table-cell>
          <table:table-cell/>
          <table:table-cell table:style-name="ce10" table:formula="of:=[.C21]/[.$G$21]*[.$H$21]/1000000" office:value-type="float" office:value="0.272383810292619" calcext:value-type="float">
            <text:p>0.272384</text:p>
          </table:table-cell>
          <table:table-cell table:style-name="ce10" table:formula="of:=[.D21]/[.$G$21]*[.$H$21]/1000000" office:value-type="float" office:value="0.0000147952478698588" calcext:value-type="float">
            <text:p>0.000015</text:p>
          </table:table-cell>
          <table:table-cell table:style-name="ce10" table:formula="of:=[.E21]/[.$G$21]*[.$H$21]/1000000" office:value-type="float" office:value="-0.000377048115914435" calcext:value-type="float">
            <text:p>-0.000377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19" table:formula="of:=[.N21]/1000" office:value-type="float" office:value="-0.000389937" calcext:value-type="float">
            <text:p>-0.0004</text:p>
          </table:table-cell>
          <table:table-cell table:style-name="ce19" table:formula="of:=[.O21]/1000" office:value-type="float" office:value="-0.000707743" calcext:value-type="float">
            <text:p>-0.0007</text:p>
          </table:table-cell>
          <table:table-cell table:style-name="ce19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10" table:formula="of:=[.C22]/[.$G$21]*[.$H$21]/1000000" office:value-type="float" office:value="0.0000147952478698588" calcext:value-type="float">
            <text:p>0.000015</text:p>
          </table:table-cell>
          <table:table-cell table:style-name="ce10" table:formula="of:=[.D22]/[.$G$21]*[.$H$21]/1000000" office:value-type="float" office:value="0.263645631058182" calcext:value-type="float">
            <text:p>0.263646</text:p>
          </table:table-cell>
          <table:table-cell table:style-name="ce10" table:formula="of:=[.E22]/[.$G$21]*[.$H$21]/1000000" office:value-type="float" office:value="-0.000312650901047179" calcext:value-type="float">
            <text:p>-0.000313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10" table:formula="of:=[.C23]/[.$G$21]*[.$H$21]/1000000" office:value-type="float" office:value="-0.000377048115914435" calcext:value-type="float">
            <text:p>-0.000377</text:p>
          </table:table-cell>
          <table:table-cell table:style-name="ce10" table:formula="of:=[.D23]/[.$G$21]*[.$H$21]/1000000" office:value-type="float" office:value="-0.000312650901047179" calcext:value-type="float">
            <text:p>-0.000313</text:p>
          </table:table-cell>
          <table:table-cell table:style-name="ce10" table:formula="of:=[.E23]/[.$G$21]*[.$H$21]/1000000" office:value-type="float" office:value="0.0721200132917213" calcext:value-type="float">
            <text:p>0.07212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Elevation M</text:p>
          </table:table-cell>
          <table:table-cell table:style-name="ce9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16" table:formula="of:=[.G25]/[.$H$70]*[.$H$69]" office:value-type="float" office:value="0.316328307199983" calcext:value-type="float">
            <text:p>0.32</text:p>
          </table:table-cell>
          <table:table-cell/>
          <table:table-cell table:style-name="ce10" table:formula="of:=[.C25]/[.$G$25]*[.$H$25]/1000000" office:value-type="float" office:value="0.00146789588760363" calcext:value-type="float">
            <text:p>0.001468</text:p>
          </table:table-cell>
          <table:table-cell table:style-name="ce10" table:formula="of:=[.D25]/[.$G$25]*[.$H$25]/1000000" office:value-type="float" office:value="0.00000763238025432676" calcext:value-type="float">
            <text:p>0.000008</text:p>
          </table:table-cell>
          <table:table-cell table:style-name="ce10" table:formula="of:=[.E25]/[.$G$25]*[.$H$25]/1000000" office:value-type="float" office:value="0.00002465936783047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19" table:formula="of:=[.N25]/1000" office:value-type="float" office:value="-0.001062455" calcext:value-type="float">
            <text:p>-0.0011</text:p>
          </table:table-cell>
          <table:table-cell table:style-name="ce19" table:formula="of:=[.O25]/1000" office:value-type="float" office:value="-0.001414402" calcext:value-type="float">
            <text:p>-0.0014</text:p>
          </table:table-cell>
          <table:table-cell table:style-name="ce19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10" table:formula="of:=[.C26]/[.$G$25]*[.$H$25]/1000000" office:value-type="float" office:value="0.00000763238025432676" calcext:value-type="float">
            <text:p>0.000008</text:p>
          </table:table-cell>
          <table:table-cell table:style-name="ce10" table:formula="of:=[.D26]/[.$G$25]*[.$H$25]/1000000" office:value-type="float" office:value="0.000947154874676022" calcext:value-type="float">
            <text:p>0.000947</text:p>
          </table:table-cell>
          <table:table-cell table:style-name="ce10" table:formula="of:=[.E26]/[.$G$25]*[.$H$25]/1000000" office:value-type="float" office:value="-0.0000400153710570721" calcext:value-type="float">
            <text:p>-0.00004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10" table:formula="of:=[.C27]/[.$G$25]*[.$H$25]/1000000" office:value-type="float" office:value="0.000024659367830478" calcext:value-type="float">
            <text:p>0.000025</text:p>
          </table:table-cell>
          <table:table-cell table:style-name="ce10" table:formula="of:=[.D27]/[.$G$25]*[.$H$25]/1000000" office:value-type="float" office:value="-0.0000400153710570721" calcext:value-type="float">
            <text:p>-0.000040</text:p>
          </table:table-cell>
          <table:table-cell table:style-name="ce10" table:formula="of:=[.E27]/[.$G$25]*[.$H$25]/1000000" office:value-type="float" office:value="0.00182609073447247" calcext:value-type="float">
            <text:p>0.001826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Assy</text:p>
          </table:table-cell>
          <table:table-cell table:style-name="ce9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16" table:formula="of:=[.G29]/[.$H$70]*[.$H$69]" office:value-type="float" office:value="13.9432245276376" calcext:value-type="float">
            <text:p>13.94</text:p>
          </table:table-cell>
          <table:table-cell/>
          <table:table-cell table:style-name="ce10" table:formula="of:=[.C29]/[.$G$29]*[.$H$29]/1000000" office:value-type="float" office:value="0.181848135014042" calcext:value-type="float">
            <text:p>0.181848</text:p>
          </table:table-cell>
          <table:table-cell table:style-name="ce10" table:formula="of:=[.D29]/[.$G$29]*[.$H$29]/1000000" office:value-type="float" office:value="-0.00000000227771155327065" calcext:value-type="float">
            <text:p>0.000000</text:p>
          </table:table-cell>
          <table:table-cell table:style-name="ce10" table:formula="of:=[.E29]/[.$G$29]*[.$H$29]/1000000" office:value-type="float" office:value="0.00000000796557829547855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19" table:formula="of:=[.N29]/1000" office:value-type="float" office:value="0.000000005" calcext:value-type="float">
            <text:p>0.0000</text:p>
          </table:table-cell>
          <table:table-cell table:style-name="ce19" table:formula="of:=[.O29]/1000" office:value-type="float" office:value="0.000000001" calcext:value-type="float">
            <text:p>0.0000</text:p>
          </table:table-cell>
          <table:table-cell table:style-name="ce19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10" table:formula="of:=[.C30]/[.$G$29]*[.$H$29]/1000000" office:value-type="float" office:value="-0.00000000227771155327065" calcext:value-type="float">
            <text:p>0.000000</text:p>
          </table:table-cell>
          <table:table-cell table:style-name="ce10" table:formula="of:=[.D30]/[.$G$29]*[.$H$29]/1000000" office:value-type="float" office:value="0.181848135014042" calcext:value-type="float">
            <text:p>0.181848</text:p>
          </table:table-cell>
          <table:table-cell table:style-name="ce10" table:formula="of:=[.E30]/[.$G$29]*[.$H$29]/1000000" office:value-type="float" office:value="-6.532945263999E-017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10" table:formula="of:=[.C31]/[.$G$29]*[.$H$29]/1000000" office:value-type="float" office:value="0.00000000796557829547855" calcext:value-type="float">
            <text:p>0.000000</text:p>
          </table:table-cell>
          <table:table-cell table:style-name="ce10" table:formula="of:=[.D31]/[.$G$29]*[.$H$29]/1000000" office:value-type="float" office:value="-6.532945263999E-017" calcext:value-type="float">
            <text:p>0.000000</text:p>
          </table:table-cell>
          <table:table-cell table:style-name="ce10" table:formula="of:=[.E31]/[.$G$29]*[.$H$29]/1000000" office:value-type="float" office:value="0.224433517718354" calcext:value-type="float">
            <text:p>0.224434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Screen</text:p>
          </table:table-cell>
          <table:table-cell table:style-name="ce9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16" table:formula="of:=[.G33]/[.$H$70]*[.$H$69]" office:value-type="float" office:value="0.397692514960061" calcext:value-type="float">
            <text:p>0.40</text:p>
          </table:table-cell>
          <table:table-cell/>
          <table:table-cell table:style-name="ce10" table:formula="of:=[.C33]/[.$G$33]*[.$H$33]/1000000" office:value-type="float" office:value="0.00172691179462516" calcext:value-type="float">
            <text:p>0.001727</text:p>
          </table:table-cell>
          <table:table-cell table:style-name="ce10" table:formula="of:=[.D33]/[.$G$33]*[.$H$33]/1000000" office:value-type="float" office:value="-0.0000000000798276835325308" calcext:value-type="float">
            <text:p>0.000000</text:p>
          </table:table-cell>
          <table:table-cell table:style-name="ce10" table:formula="of:=[.E33]/[.$G$33]*[.$H$33]/1000000" office:value-type="float" office:value="0.000025645015809855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19" table:formula="of:=[.N33]/1000" office:value-type="float" office:value="0.014477846" calcext:value-type="float">
            <text:p>0.0145</text:p>
          </table:table-cell>
          <table:table-cell table:style-name="ce19" table:formula="of:=[.O33]/1000" office:value-type="float" office:value="0.000000006" calcext:value-type="float">
            <text:p>0.0000</text:p>
          </table:table-cell>
          <table:table-cell table:style-name="ce19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10" table:formula="of:=[.C34]/[.$G$33]*[.$H$33]/1000000" office:value-type="float" office:value="-0.0000000000798276835325308" calcext:value-type="float">
            <text:p>0.000000</text:p>
          </table:table-cell>
          <table:table-cell table:style-name="ce10" table:formula="of:=[.D34]/[.$G$33]*[.$H$33]/1000000" office:value-type="float" office:value="0.000576549233997378" calcext:value-type="float">
            <text:p>0.000577</text:p>
          </table:table-cell>
          <table:table-cell table:style-name="ce10" table:formula="of:=[.E34]/[.$G$33]*[.$H$33]/1000000" office:value-type="float" office:value="0.00000000000880079807797792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10" table:formula="of:=[.C35]/[.$G$33]*[.$H$33]/1000000" office:value-type="float" office:value="0.000025645015809855" calcext:value-type="float">
            <text:p>0.000026</text:p>
          </table:table-cell>
          <table:table-cell table:style-name="ce10" table:formula="of:=[.D35]/[.$G$33]*[.$H$33]/1000000" office:value-type="float" office:value="0.00000000000880079807797792" calcext:value-type="float">
            <text:p>0.000000</text:p>
          </table:table-cell>
          <table:table-cell table:style-name="ce10" table:formula="of:=[.E35]/[.$G$33]*[.$H$33]/1000000" office:value-type="float" office:value="0.00122807173729099" calcext:value-type="float">
            <text:p>0.001228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Tilt</text:p>
          </table:table-cell>
          <table:table-cell table:style-name="ce9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16" table:formula="of:=[.G37]/[.$H$70]*[.$H$69]" office:value-type="float" office:value="5.41097330206526" calcext:value-type="float">
            <text:p>5.41</text:p>
          </table:table-cell>
          <table:table-cell/>
          <table:table-cell table:style-name="ce10" table:formula="of:=[.C37]/[.$G$37]*[.$H$37]/1000000" office:value-type="float" office:value="0.0476176696755924" calcext:value-type="float">
            <text:p>0.047618</text:p>
          </table:table-cell>
          <table:table-cell table:style-name="ce10" table:formula="of:=[.D37]/[.$G$37]*[.$H$37]/1000000" office:value-type="float" office:value="0.00000000231096008892276" calcext:value-type="float">
            <text:p>0.000000</text:p>
          </table:table-cell>
          <table:table-cell table:style-name="ce10" table:formula="of:=[.E37]/[.$G$37]*[.$H$37]/1000000" office:value-type="float" office:value="0.00000000134595672457282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19" table:formula="of:=[.N37]/1000" office:value-type="float" office:value="-0.097999992" calcext:value-type="float">
            <text:p>-0.0980</text:p>
          </table:table-cell>
          <table:table-cell table:style-name="ce19" table:formula="of:=[.O37]/1000" office:value-type="float" office:value="-0.000000003" calcext:value-type="float">
            <text:p>0.0000</text:p>
          </table:table-cell>
          <table:table-cell table:style-name="ce19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10" table:formula="of:=[.C38]/[.$G$37]*[.$H$37]/1000000" office:value-type="float" office:value="0.00000000231096008892276" calcext:value-type="float">
            <text:p>0.000000</text:p>
          </table:table-cell>
          <table:table-cell table:style-name="ce10" table:formula="of:=[.D38]/[.$G$37]*[.$H$37]/1000000" office:value-type="float" office:value="0.0476176696755924" calcext:value-type="float">
            <text:p>0.047618</text:p>
          </table:table-cell>
          <table:table-cell table:style-name="ce10" table:formula="of:=[.E38]/[.$G$37]*[.$H$37]/1000000" office:value-type="float" office:value="-1.63323631599975E-017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10" table:formula="of:=[.C39]/[.$G$37]*[.$H$37]/1000000" office:value-type="float" office:value="0.00000000134595672457282" calcext:value-type="float">
            <text:p>0.000000</text:p>
          </table:table-cell>
          <table:table-cell table:style-name="ce10" table:formula="of:=[.D39]/[.$G$37]*[.$H$37]/1000000" office:value-type="float" office:value="-1.63323631599975E-017" calcext:value-type="float">
            <text:p>0.000000</text:p>
          </table:table-cell>
          <table:table-cell table:style-name="ce10" table:formula="of:=[.E39]/[.$G$37]*[.$H$37]/1000000" office:value-type="float" office:value="0.0870963390045693" calcext:value-type="float">
            <text:p>0.087096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base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449696.875" calcext:value-type="float">
            <text:p>449,696.875000</text:p>
          </table:table-cell>
          <table:table-cell table:style-name="ce16" table:formula="of:=[.G41]/[.H70]*[.H69]" office:value-type="float" office:value="0.253262506014345" calcext:value-type="float">
            <text:p>0.25</text:p>
          </table:table-cell>
          <table:table-cell/>
          <table:table-cell table:style-name="ce10" table:formula="of:=[.C41]/[.$G$41]*[.$H$41]/1000000" office:value-type="float" office:value="0.000196560553815507" calcext:value-type="float">
            <text:p>0.000197</text:p>
          </table:table-cell>
          <table:table-cell table:style-name="ce10" table:formula="of:=[.D41]/[.$G$41]*[.$H$41]/1000000" office:value-type="float" office:value="0.000000694969366927317" calcext:value-type="float">
            <text:p>0.000001</text:p>
          </table:table-cell>
          <table:table-cell table:style-name="ce10" table:formula="of:=[.E41]/[.$G$41]*[.$H$41]/1000000" office:value-type="float" office:value="0.000103141184666364" calcext:value-type="float">
            <text:p>0.000103</text:p>
          </table:table-cell>
          <table:table-cell/>
          <table:table-cell office:value-type="float" office:value="79.149651" calcext:value-type="float">
            <text:p>79.149651</text:p>
          </table:table-cell>
          <table:table-cell office:value-type="float" office:value="0.067443" calcext:value-type="float">
            <text:p>0.067443</text:p>
          </table:table-cell>
          <table:table-cell office:value-type="float" office:value="-39.721558" calcext:value-type="float">
            <text:p>-39.721558</text:p>
          </table:table-cell>
          <table:table-cell/>
          <table:table-cell table:style-name="ce19" table:formula="of:=[.N41]/1000" office:value-type="float" office:value="0.079149651" calcext:value-type="float">
            <text:p>0.0791</text:p>
          </table:table-cell>
          <table:table-cell table:style-name="ce19" table:formula="of:=[.O41]/1000" office:value-type="float" office:value="0.000067443" calcext:value-type="float">
            <text:p>0.0001</text:p>
          </table:table-cell>
          <table:table-cell table:style-name="ce19" table:formula="of:=[.P41]/1000" office:value-type="float" office:value="-0.039721558" calcext:value-type="float">
            <text:p>-0.0397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41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10" table:formula="of:=[.C42]/[.$G$41]*[.$H$41]/1000000" office:value-type="float" office:value="0.000000694969366927317" calcext:value-type="float">
            <text:p>0.000001</text:p>
          </table:table-cell>
          <table:table-cell table:style-name="ce10" table:formula="of:=[.D42]/[.$G$41]*[.$H$41]/1000000" office:value-type="float" office:value="0.000525001178072617" calcext:value-type="float">
            <text:p>0.000525</text:p>
          </table:table-cell>
          <table:table-cell table:style-name="ce10" table:formula="of:=[.E42]/[.$G$41]*[.$H$41]/1000000" office:value-type="float" office:value="-0.000000890172363453266" calcext:value-type="float">
            <text:p>-0.00000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41]" office:value-type="float" office:value="183139104" calcext:value-type="float">
            <text:p>183,139,104.000000</text:p>
          </table:table-cell>
          <table:table-cell table:formula="of:=[.E42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10" table:formula="of:=[.C43]/[.$G$41]*[.$H$41]/1000000" office:value-type="float" office:value="0.000103141184666364" calcext:value-type="float">
            <text:p>0.000103</text:p>
          </table:table-cell>
          <table:table-cell table:style-name="ce10" table:formula="of:=[.D43]/[.$G$41]*[.$H$41]/1000000" office:value-type="float" office:value="-0.000000890172363453266" calcext:value-type="float">
            <text:p>-0.000001</text:p>
          </table:table-cell>
          <table:table-cell table:style-name="ce10" table:formula="of:=[.E43]/[.$G$41]*[.$H$41]/1000000" office:value-type="float" office:value="0.000447790055134415" calcext:value-type="float">
            <text:p>0.000448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link1</text:p>
          </table:table-cell>
          <table:table-cell office:value-type="float" office:value="1748254336" calcext:value-type="float">
            <text:p>1,748,254,336.000000</text:p>
          </table:table-cell>
          <table:table-cell office:value-type="float" office:value="-3.27563" calcext:value-type="float">
            <text:p>-3.275630</text:p>
          </table:table-cell>
          <table:table-cell office:value-type="float" office:value="-0.099826" calcext:value-type="float">
            <text:p>-0.099826</text:p>
          </table:table-cell>
          <table:table-cell/>
          <table:table-cell office:value-type="float" office:value="717350.5625" calcext:value-type="float">
            <text:p>717,350.562500</text:p>
          </table:table-cell>
          <table:table-cell table:style-name="ce16" table:formula="of:=[.G45]/[.H70]*[.H69]" office:value-type="float" office:value="0.404001031026845" calcext:value-type="float">
            <text:p>0.40</text:p>
          </table:table-cell>
          <table:table-cell/>
          <table:table-cell table:style-name="ce10" table:formula="of:=[.C45]/[.$G$45]*[.$H$45]/1000000" office:value-type="float" office:value="0.000984590507296287" calcext:value-type="float">
            <text:p>0.000985</text:p>
          </table:table-cell>
          <table:table-cell table:style-name="ce10" table:formula="of:=[.D45]/[.$G$45]*[.$H$45]/1000000" office:value-type="float" office:value="-0.00000000000184478547371664" calcext:value-type="float">
            <text:p>0.000000</text:p>
          </table:table-cell>
          <table:table-cell table:style-name="ce10" table:formula="of:=[.E45]/[.$G$45]*[.$H$45]/1000000" office:value-type="float" office:value="-0.0000000000000562204994762039" calcext:value-type="float">
            <text:p>0.000000</text:p>
          </table:table-cell>
          <table:table-cell/>
          <table:table-cell office:value-type="float" office:value="33.345329" calcext:value-type="float">
            <text:p>33.345329</text:p>
          </table:table-cell>
          <table:table-cell office:value-type="float" office:value="0.138142" calcext:value-type="float">
            <text:p>0.138142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19" table:formula="of:=[.N45]/1000" office:value-type="float" office:value="0.033345329" calcext:value-type="float">
            <text:p>0.0333</text:p>
          </table:table-cell>
          <table:table-cell table:style-name="ce19" table:formula="of:=[.O45]/1000" office:value-type="float" office:value="0.000138142" calcext:value-type="float">
            <text:p>0.0001</text:p>
          </table:table-cell>
          <table:table-cell table:style-name="ce19" table:formula="of:=[.P45]/1000" office:value-type="float" office:value="0.000000001" calcext:value-type="float">
            <text:p>0.0000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45]" office:value-type="float" office:value="-3.27563" calcext:value-type="float">
            <text:p>-3.275630</text:p>
          </table:table-cell>
          <table:table-cell office:value-type="float" office:value="518977504" calcext:value-type="float">
            <text:p>518,977,504.000000</text:p>
          </table:table-cell>
          <table:table-cell office:value-type="float" office:value="6.648609" calcext:value-type="float">
            <text:p>6.648609</text:p>
          </table:table-cell>
          <table:table-cell table:number-columns-repeated="4"/>
          <table:table-cell table:style-name="ce10" table:formula="of:=[.C46]/[.$G$45]*[.$H$45]/1000000" office:value-type="float" office:value="-0.00000000000184478547371664" calcext:value-type="float">
            <text:p>0.000000</text:p>
          </table:table-cell>
          <table:table-cell table:style-name="ce10" table:formula="of:=[.D46]/[.$G$45]*[.$H$45]/1000000" office:value-type="float" office:value="0.000292280312661968" calcext:value-type="float">
            <text:p>0.000292</text:p>
          </table:table-cell>
          <table:table-cell table:style-name="ce10" table:formula="of:=[.E46]/[.$G$45]*[.$H$45]/1000000" office:value-type="float" office:value="0.00000000000374439643782165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45]" office:value-type="float" office:value="-0.099826" calcext:value-type="float">
            <text:p>-0.099826</text:p>
          </table:table-cell>
          <table:table-cell table:formula="of:=[.E46]" office:value-type="float" office:value="6.648609" calcext:value-type="float">
            <text:p>6.648609</text:p>
          </table:table-cell>
          <table:table-cell office:value-type="float" office:value="1748254336" calcext:value-type="float">
            <text:p>1,748,254,336.000000</text:p>
          </table:table-cell>
          <table:table-cell table:number-columns-repeated="4"/>
          <table:table-cell table:style-name="ce10" table:formula="of:=[.C47]/[.$G$45]*[.$H$45]/1000000" office:value-type="float" office:value="-0.0000000000000562204994762039" calcext:value-type="float">
            <text:p>0.000000</text:p>
          </table:table-cell>
          <table:table-cell table:style-name="ce10" table:formula="of:=[.D47]/[.$G$45]*[.$H$45]/1000000" office:value-type="float" office:value="0.00000000000374439643782165" calcext:value-type="float">
            <text:p>0.000000</text:p>
          </table:table-cell>
          <table:table-cell table:style-name="ce10" table:formula="of:=[.E47]/[.$G$45]*[.$H$45]/1000000" office:value-type="float" office:value="0.000984590507296287" calcext:value-type="float">
            <text:p>0.000985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link2</text:p>
          </table:table-cell>
          <table:table-cell office:value-type="float" office:value="750388800" calcext:value-type="float">
            <text:p>750,388,800.000000</text:p>
          </table:table-cell>
          <table:table-cell office:value-type="float" office:value="-467810016" calcext:value-type="float">
            <text:p>-467,810,016.000000</text:p>
          </table:table-cell>
          <table:table-cell office:value-type="float" office:value="1486813696" calcext:value-type="float">
            <text:p>1,486,813,696.000000</text:p>
          </table:table-cell>
          <table:table-cell/>
          <table:table-cell office:value-type="float" office:value="112100.945312" calcext:value-type="float">
            <text:p>112,100.945312</text:p>
          </table:table-cell>
          <table:table-cell table:style-name="ce16" table:formula="of:=[.G49]/[.H70]*[.H69]" office:value-type="float" office:value="0.0631335637729174" calcext:value-type="float">
            <text:p>0.06</text:p>
          </table:table-cell>
          <table:table-cell/>
          <table:table-cell table:style-name="ce10" table:formula="of:=[.C49]/[.$G$49]*[.$H$49]/1000000" office:value-type="float" office:value="0.00042260766871706" calcext:value-type="float">
            <text:p>0.000423</text:p>
          </table:table-cell>
          <table:table-cell table:style-name="ce10" table:formula="of:=[.D49]/[.$G$49]*[.$H$49]/1000000" office:value-type="float" office:value="-0.000263463554179181" calcext:value-type="float">
            <text:p>-0.000263</text:p>
          </table:table-cell>
          <table:table-cell table:style-name="ce10" table:formula="of:=[.E49]/[.$G$49]*[.$H$49]/1000000" office:value-type="float" office:value="0.000837351077045867" calcext:value-type="float">
            <text:p>0.000837</text:p>
          </table:table-cell>
          <table:table-cell/>
          <table:table-cell office:value-type="float" office:value="-72.397392" calcext:value-type="float">
            <text:p>-72.397392</text:p>
          </table:table-cell>
          <table:table-cell office:value-type="float" office:value="10.93149" calcext:value-type="float">
            <text:p>10.931490</text:p>
          </table:table-cell>
          <table:table-cell office:value-type="float" office:value="-40.508701" calcext:value-type="float">
            <text:p>-40.508701</text:p>
          </table:table-cell>
          <table:table-cell/>
          <table:table-cell table:style-name="ce19" table:formula="of:=[.N49]/1000" office:value-type="float" office:value="-0.072397392" calcext:value-type="float">
            <text:p>-0.0724</text:p>
          </table:table-cell>
          <table:table-cell table:style-name="ce19" table:formula="of:=[.O49]/1000" office:value-type="float" office:value="0.01093149" calcext:value-type="float">
            <text:p>0.0109</text:p>
          </table:table-cell>
          <table:table-cell table:style-name="ce19" table:formula="of:=[.P49]/1000" office:value-type="float" office:value="-0.040508701" calcext:value-type="float">
            <text:p>-0.0405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49]" office:value-type="float" office:value="-467810016" calcext:value-type="float">
            <text:p>-467,810,016.000000</text:p>
          </table:table-cell>
          <table:table-cell office:value-type="float" office:value="-5897741312" calcext:value-type="float">
            <text:p>-5,897,741,312.000000</text:p>
          </table:table-cell>
          <table:table-cell office:value-type="float" office:value="-99278496" calcext:value-type="float">
            <text:p>-99,278,496.000000</text:p>
          </table:table-cell>
          <table:table-cell table:number-columns-repeated="4"/>
          <table:table-cell table:style-name="ce10" table:formula="of:=[.C50]/[.$G$49]*[.$H$49]/1000000" office:value-type="float" office:value="-0.000263463554179181" calcext:value-type="float">
            <text:p>-0.000263</text:p>
          </table:table-cell>
          <table:table-cell table:style-name="ce10" table:formula="of:=[.D50]/[.$G$49]*[.$H$49]/1000000" office:value-type="float" office:value="-0.0033215190665967" calcext:value-type="float">
            <text:p>-0.003322</text:p>
          </table:table-cell>
          <table:table-cell table:style-name="ce10" table:formula="of:=[.E50]/[.$G$49]*[.$H$49]/1000000" office:value-type="float" office:value="-0.0000559121534707021" calcext:value-type="float">
            <text:p>-0.000056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49]" office:value-type="float" office:value="1486813696" calcext:value-type="float">
            <text:p>1,486,813,696.000000</text:p>
          </table:table-cell>
          <table:table-cell table:formula="of:=[.E50]" office:value-type="float" office:value="-99278496" calcext:value-type="float">
            <text:p>-99,278,496.000000</text:p>
          </table:table-cell>
          <table:table-cell office:value-type="float" office:value="-4991998464" calcext:value-type="float">
            <text:p>-4,991,998,464.000000</text:p>
          </table:table-cell>
          <table:table-cell table:number-columns-repeated="4"/>
          <table:table-cell table:style-name="ce10" table:formula="of:=[.C51]/[.$G$49]*[.$H$49]/1000000" office:value-type="float" office:value="0.000837351077045867" calcext:value-type="float">
            <text:p>0.000837</text:p>
          </table:table-cell>
          <table:table-cell table:style-name="ce10" table:formula="of:=[.D51]/[.$G$49]*[.$H$49]/1000000" office:value-type="float" office:value="-0.0000559121534707021" calcext:value-type="float">
            <text:p>-0.000056</text:p>
          </table:table-cell>
          <table:table-cell table:style-name="ce10" table:formula="of:=[.E51]/[.$G$49]*[.$H$49]/1000000" office:value-type="float" office:value="-0.00281141833821372" calcext:value-type="float">
            <text:p>-0.00281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link3</text:p>
          </table:table-cell>
          <table:table-cell office:value-type="float" office:value="657790080" calcext:value-type="float">
            <text:p>657,790,080.000000</text:p>
          </table:table-cell>
          <table:table-cell office:value-type="float" office:value="4054286.5" calcext:value-type="float">
            <text:p>4,054,286.500000</text:p>
          </table:table-cell>
          <table:table-cell office:value-type="float" office:value="-16403022" calcext:value-type="float">
            <text:p>-16,403,022.000000</text:p>
          </table:table-cell>
          <table:table-cell/>
          <table:table-cell office:value-type="float" office:value="258040" calcext:value-type="float">
            <text:p>258,040.000000</text:p>
          </table:table-cell>
          <table:table-cell table:style-name="ce16" table:formula="of:=[.G53]/[.H70]*[.H69]" office:value-type="float" office:value="0.145324241027785" calcext:value-type="float">
            <text:p>0.15</text:p>
          </table:table-cell>
          <table:table-cell/>
          <table:table-cell table:style-name="ce10" table:formula="of:=[.C53]/[.$G$53]*[.$H$53]/1000000" office:value-type="float" office:value="0.000370457464469097" calcext:value-type="float">
            <text:p>0.000370</text:p>
          </table:table-cell>
          <table:table-cell table:style-name="ce10" table:formula="of:=[.D53]/[.$G$53]*[.$H$53]/1000000" office:value-type="float" office:value="0.00000228331308526466" calcext:value-type="float">
            <text:p>0.000002</text:p>
          </table:table-cell>
          <table:table-cell table:style-name="ce10" table:formula="of:=[.E53]/[.$G$53]*[.$H$53]/1000000" office:value-type="float" office:value="-0.00000923793490432513" calcext:value-type="float">
            <text:p>-0.000009</text:p>
          </table:table-cell>
          <table:table-cell/>
          <table:table-cell office:value-type="float" office:value="113.662682" calcext:value-type="float">
            <text:p>113.662682</text:p>
          </table:table-cell>
          <table:table-cell office:value-type="float" office:value="0" calcext:value-type="float">
            <text:p>0.000000</text:p>
          </table:table-cell>
          <table:table-cell office:value-type="float" office:value="-41.911816" calcext:value-type="float">
            <text:p>-41.911816</text:p>
          </table:table-cell>
          <table:table-cell/>
          <table:table-cell table:style-name="ce19" table:formula="of:=[.N53]/1000" office:value-type="float" office:value="0.113662682" calcext:value-type="float">
            <text:p>0.1137</text:p>
          </table:table-cell>
          <table:table-cell table:style-name="ce19" table:formula="of:=[.O53]/1000" office:value-type="float" office:value="0" calcext:value-type="float">
            <text:p>0.0000</text:p>
          </table:table-cell>
          <table:table-cell table:style-name="ce19" table:formula="of:=[.P53]/1000" office:value-type="float" office:value="-0.041911816" calcext:value-type="float">
            <text:p>-0.0419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53]" office:value-type="float" office:value="4054286.5" calcext:value-type="float">
            <text:p>4,054,286.500000</text:p>
          </table:table-cell>
          <table:table-cell office:value-type="float" office:value="1509055232" calcext:value-type="float">
            <text:p>1,509,055,232.000000</text:p>
          </table:table-cell>
          <table:table-cell office:value-type="float" office:value="111852.515625" calcext:value-type="float">
            <text:p>111,852.515625</text:p>
          </table:table-cell>
          <table:table-cell table:number-columns-repeated="4"/>
          <table:table-cell table:style-name="ce10" table:formula="of:=[.C54]/[.$G$53]*[.$H$53]/1000000" office:value-type="float" office:value="0.00000228331308526466" calcext:value-type="float">
            <text:p>0.000002</text:p>
          </table:table-cell>
          <table:table-cell table:style-name="ce10" table:formula="of:=[.D54]/[.$G$53]*[.$H$53]/1000000" office:value-type="float" office:value="0.000849877175086838" calcext:value-type="float">
            <text:p>0.000850</text:p>
          </table:table-cell>
          <table:table-cell table:style-name="ce10" table:formula="of:=[.E54]/[.$G$53]*[.$H$53]/1000000" office:value-type="float" office:value="0.0000000629936519154068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53]" office:value-type="float" office:value="-16403022" calcext:value-type="float">
            <text:p>-16,403,022.000000</text:p>
          </table:table-cell>
          <table:table-cell table:formula="of:=[.E54]" office:value-type="float" office:value="111852.515625" calcext:value-type="float">
            <text:p>111,852.515625</text:p>
          </table:table-cell>
          <table:table-cell office:value-type="float" office:value="1879859456" calcext:value-type="float">
            <text:p>1,879,859,456.000000</text:p>
          </table:table-cell>
          <table:table-cell table:number-columns-repeated="4"/>
          <table:table-cell table:style-name="ce10" table:formula="of:=[.C55]/[.$G$53]*[.$H$53]/1000000" office:value-type="float" office:value="-0.00000923793490432513" calcext:value-type="float">
            <text:p>-0.000009</text:p>
          </table:table-cell>
          <table:table-cell table:style-name="ce10" table:formula="of:=[.D55]/[.$G$53]*[.$H$53]/1000000" office:value-type="float" office:value="0.0000000629936519154068" calcext:value-type="float">
            <text:p>0.000000</text:p>
          </table:table-cell>
          <table:table-cell table:style-name="ce10" table:formula="of:=[.E55]/[.$G$53]*[.$H$53]/1000000" office:value-type="float" office:value="0.00105870852845336" calcext:value-type="float">
            <text:p>0.001059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link4</text:p>
          </table:table-cell>
          <table:table-cell office:value-type="float" office:value="577281792" calcext:value-type="float">
            <text:p>577,281,792.000000</text:p>
          </table:table-cell>
          <table:table-cell office:value-type="float" office:value="-1.094579" calcext:value-type="float">
            <text:p>-1.094579</text:p>
          </table:table-cell>
          <table:table-cell office:value-type="float" office:value="6.999807" calcext:value-type="float">
            <text:p>6.999807</text:p>
          </table:table-cell>
          <table:table-cell/>
          <table:table-cell office:value-type="float" office:value="372646.1875" calcext:value-type="float">
            <text:p>372,646.187500</text:p>
          </table:table-cell>
          <table:table-cell table:style-name="ce16" table:formula="of:=[.G57]/[.H70]*[.H69]" office:value-type="float" office:value="0.209868719463397" calcext:value-type="float">
            <text:p>0.21</text:p>
          </table:table-cell>
          <table:table-cell/>
          <table:table-cell table:style-name="ce10" table:formula="of:=[.C57]/[.$G$57]*[.$H$57]/1000000" office:value-type="float" office:value="0.000325116409399936" calcext:value-type="float">
            <text:p>0.000325</text:p>
          </table:table-cell>
          <table:table-cell table:style-name="ce10" table:formula="of:=[.D57]/[.$G$57]*[.$H$57]/1000000" office:value-type="float" office:value="-0.000000000000616450404665756" calcext:value-type="float">
            <text:p>0.000000</text:p>
          </table:table-cell>
          <table:table-cell table:style-name="ce10" table:formula="of:=[.E57]/[.$G$57]*[.$H$57]/1000000" office:value-type="float" office:value="0.00000000000394218586116872" calcext:value-type="float">
            <text:p>0.000000</text:p>
          </table:table-cell>
          <table:table-cell/>
          <table:table-cell office:value-type="float" office:value="27.42392" calcext:value-type="float">
            <text:p>27.423920</text:p>
          </table:table-cell>
          <table:table-cell office:value-type="float" office:value="0" calcext:value-type="float">
            <text:p>0.000000</text:p>
          </table:table-cell>
          <table:table-cell office:value-type="float" office:value="0.635393" calcext:value-type="float">
            <text:p>0.635393</text:p>
          </table:table-cell>
          <table:table-cell/>
          <table:table-cell table:style-name="ce19" table:formula="of:=[.N57]/1000" office:value-type="float" office:value="0.02742392" calcext:value-type="float">
            <text:p>0.0274</text:p>
          </table:table-cell>
          <table:table-cell table:style-name="ce19" table:formula="of:=[.O57]/1000" office:value-type="float" office:value="0" calcext:value-type="float">
            <text:p>0.0000</text:p>
          </table:table-cell>
          <table:table-cell table:style-name="ce19" table:formula="of:=[.P57]/1000" office:value-type="float" office:value="0.000635393" calcext:value-type="float">
            <text:p>0.0006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57]" office:value-type="float" office:value="-1.094579" calcext:value-type="float">
            <text:p>-1.094579</text:p>
          </table:table-cell>
          <table:table-cell office:value-type="float" office:value="176081328" calcext:value-type="float">
            <text:p>176,081,328.000000</text:p>
          </table:table-cell>
          <table:table-cell office:value-type="float" office:value="15.137273" calcext:value-type="float">
            <text:p>15.137273</text:p>
          </table:table-cell>
          <table:table-cell table:number-columns-repeated="4"/>
          <table:table-cell table:style-name="ce10" table:formula="of:=[.C58]/[.$G$57]*[.$H$57]/1000000" office:value-type="float" office:value="-0.000000000000616450404665756" calcext:value-type="float">
            <text:p>0.000000</text:p>
          </table:table-cell>
          <table:table-cell table:style-name="ce10" table:formula="of:=[.D58]/[.$G$57]*[.$H$57]/1000000" office:value-type="float" office:value="0.0000991663515376082" calcext:value-type="float">
            <text:p>0.000099</text:p>
          </table:table-cell>
          <table:table-cell table:style-name="ce10" table:formula="of:=[.E58]/[.$G$57]*[.$H$57]/1000000" office:value-type="float" office:value="0.00000000000852508413406983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57]" office:value-type="float" office:value="6.999807" calcext:value-type="float">
            <text:p>6.999807</text:p>
          </table:table-cell>
          <table:table-cell table:formula="of:=[.E58]" office:value-type="float" office:value="15.137273" calcext:value-type="float">
            <text:p>15.137273</text:p>
          </table:table-cell>
          <table:table-cell office:value-type="float" office:value="577281792" calcext:value-type="float">
            <text:p>577,281,792.000000</text:p>
          </table:table-cell>
          <table:table-cell table:number-columns-repeated="4"/>
          <table:table-cell table:style-name="ce10" table:formula="of:=[.C59]/[.$G$57]*[.$H$57]/1000000" office:value-type="float" office:value="0.00000000000394218586116872" calcext:value-type="float">
            <text:p>0.000000</text:p>
          </table:table-cell>
          <table:table-cell table:style-name="ce10" table:formula="of:=[.D59]/[.$G$57]*[.$H$57]/1000000" office:value-type="float" office:value="0.00000000000852508413406983" calcext:value-type="float">
            <text:p>0.000000</text:p>
          </table:table-cell>
          <table:table-cell table:style-name="ce10" table:formula="of:=[.E59]/[.$G$57]*[.$H$57]/1000000" office:value-type="float" office:value="0.000325116409399936" calcext:value-type="float">
            <text:p>0.000325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arm_link5</text:p>
          </table:table-cell>
          <table:table-cell office:value-type="float" office:value="759052608" calcext:value-type="float">
            <text:p>759,052,608.000000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office:value-type="float" office:value="635150.875" calcext:value-type="float">
            <text:p>635,150.875000</text:p>
          </table:table-cell>
          <table:table-cell table:style-name="ce16" table:formula="of:=[.G61]/[.H70]*[.H69]" office:value-type="float" office:value="0.357707405237593" calcext:value-type="float">
            <text:p>0.36</text:p>
          </table:table-cell>
          <table:table-cell/>
          <table:table-cell table:style-name="ce10" table:formula="of:=[.C61]/[.$G$61]*[.$H$61]/1000000" office:value-type="float" office:value="0.000427486994875836" calcext:value-type="float">
            <text:p>0.000427</text:p>
          </table:table-cell>
          <table:table-cell table:style-name="ce10" table:formula="of:=[.D61]/[.$G$61]*[.$H$61]/1000000" office:value-type="float" office:value="0" calcext:value-type="float">
            <text:p>0.000000</text:p>
          </table:table-cell>
          <table:table-cell table:style-name="ce10" table:formula="of:=[.E61]/[.$G$61]*[.$H$61]/1000000" office:value-type="float" office:value="0" calcext:value-type="float">
            <text:p>0.000000</text:p>
          </table:table-cell>
          <table:table-cell/>
          <table:table-cell office:value-type="float" office:value="60.828453" calcext:value-type="float">
            <text:p>60.828453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table:style-name="ce19" table:formula="of:=[.N61]/1000" office:value-type="float" office:value="0.060828453" calcext:value-type="float">
            <text:p>0.0608</text:p>
          </table:table-cell>
          <table:table-cell table:style-name="ce19" table:formula="of:=[.O61]/1000" office:value-type="float" office:value="0" calcext:value-type="float">
            <text:p>0.0000</text:p>
          </table:table-cell>
          <table:table-cell table:style-name="ce19" table:formula="of:=[.P61]/1000" office:value-type="float" office:value="0" calcext:value-type="float">
            <text:p>0.0000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table:formula="of:=[.D61]" office:value-type="float" office:value="0" calcext:value-type="float">
            <text:p>0.000000</text:p>
          </table:table-cell>
          <table:table-cell office:value-type="float" office:value="900409600" calcext:value-type="float">
            <text:p>900,409,600.000000</text:p>
          </table:table-cell>
          <table:table-cell office:value-type="float" office:value="0" calcext:value-type="float">
            <text:p>0.000000</text:p>
          </table:table-cell>
          <table:table-cell table:number-columns-repeated="4"/>
          <table:table-cell table:style-name="ce10" table:formula="of:=[.C62]/[.$G$61]*[.$H$61]/1000000" office:value-type="float" office:value="0" calcext:value-type="float">
            <text:p>0.000000</text:p>
          </table:table-cell>
          <table:table-cell table:style-name="ce10" table:formula="of:=[.D62]/[.$G$61]*[.$H$61]/1000000" office:value-type="float" office:value="0.000507097123446486" calcext:value-type="float">
            <text:p>0.000507</text:p>
          </table:table-cell>
          <table:table-cell table:style-name="ce10" table:formula="of:=[.E62]/[.$G$61]*[.$H$61]/1000000" office:value-type="float" office:value="0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formula="of:=[.E61]" office:value-type="float" office:value="0" calcext:value-type="float">
            <text:p>0.000000</text:p>
          </table:table-cell>
          <table:table-cell table:formula="of:=[.E62]" office:value-type="float" office:value="0" calcext:value-type="float">
            <text:p>0.000000</text:p>
          </table:table-cell>
          <table:table-cell office:value-type="float" office:value="1419629568" calcext:value-type="float">
            <text:p>1,419,629,568.000000</text:p>
          </table:table-cell>
          <table:table-cell table:number-columns-repeated="4"/>
          <table:table-cell table:style-name="ce10" table:formula="of:=[.C63]/[.$G$61]*[.$H$61]/1000000" office:value-type="float" office:value="0" calcext:value-type="float">
            <text:p>0.000000</text:p>
          </table:table-cell>
          <table:table-cell table:style-name="ce10" table:formula="of:=[.D63]/[.$G$61]*[.$H$61]/1000000" office:value-type="float" office:value="0" calcext:value-type="float">
            <text:p>0.000000</text:p>
          </table:table-cell>
          <table:table-cell table:style-name="ce10" table:formula="of:=[.E63]/[.$G$61]*[.$H$61]/1000000" office:value-type="float" office:value="0.00079951398818091" calcext:value-type="float">
            <text:p>0.0008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16" table:formula="of:=[.G65]/[.H70]*[.H69]" office:value-type="float" office:value="0.172127408926267" calcext:value-type="float">
            <text:p>0.17</text:p>
          </table:table-cell>
          <table:table-cell/>
          <table:table-cell table:style-name="ce10" table:formula="of:=[.C65]/[.$G$65]*[.$H$65]/1000000" office:value-type="float" office:value="0.000196560553815507" calcext:value-type="float">
            <text:p>0.000197</text:p>
          </table:table-cell>
          <table:table-cell table:style-name="ce10" table:formula="of:=[.D65]/[.$G$65]*[.$H$65]/1000000" office:value-type="float" office:value="0.000000694969366927317" calcext:value-type="float">
            <text:p>0.000001</text:p>
          </table:table-cell>
          <table:table-cell table:style-name="ce10" table:formula="of:=[.E65]/[.$G$65]*[.$H$65]/1000000" office:value-type="float" office:value="0.000103141184666364" calcext:value-type="float">
            <text:p>0.000103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19" table:formula="of:=[.N65]/1000" office:value-type="float" office:value="0.000002129" calcext:value-type="float">
            <text:p>0.0000</text:p>
          </table:table-cell>
          <table:table-cell table:style-name="ce19" table:formula="of:=[.O65]/1000" office:value-type="float" office:value="-0.00000106" calcext:value-type="float">
            <text:p>0.0000</text:p>
          </table:table-cell>
          <table:table-cell table:style-name="ce19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10" table:formula="of:=[.C66]/[.$G$65]*[.$H$65]/1000000" office:value-type="float" office:value="0.000000694969366927317" calcext:value-type="float">
            <text:p>0.000001</text:p>
          </table:table-cell>
          <table:table-cell table:style-name="ce10" table:formula="of:=[.D66]/[.$G$65]*[.$H$65]/1000000" office:value-type="float" office:value="0.000525001178072617" calcext:value-type="float">
            <text:p>0.000525</text:p>
          </table:table-cell>
          <table:table-cell table:style-name="ce10" table:formula="of:=[.E66]/[.$G$65]*[.$H$65]/1000000" office:value-type="float" office:value="-0.000000890172363453266" calcext:value-type="float">
            <text:p>-0.000001</text:p>
          </table:table-cell>
          <table:table-cell table:number-columns-repeated="5"/>
          <table:table-cell table:style-name="ce21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10" table:formula="of:=[.C67]/[.$G$65]*[.$H$65]/1000000" office:value-type="float" office:value="0.000103141184666364" calcext:value-type="float">
            <text:p>0.000103</text:p>
          </table:table-cell>
          <table:table-cell table:style-name="ce10" table:formula="of:=[.D67]/[.$G$65]*[.$H$65]/1000000" office:value-type="float" office:value="-0.000000890172363453266" calcext:value-type="float">
            <text:p>-0.000001</text:p>
          </table:table-cell>
          <table:table-cell table:style-name="ce10" table:formula="of:=[.E67]/[.$G$65]*[.$H$65]/1000000" office:value-type="float" office:value="0.000447790055134415" calcext:value-type="float">
            <text:p>0.000448</text:p>
          </table:table-cell>
          <table:table-cell table:number-columns-repeated="5"/>
          <table:table-cell table:style-name="ce21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42049253.820312" calcext:value-type="float">
            <text:p>142,049,253.8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6:31:45.437962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20-03-16T18:05:38.050184464</dc:date>
    <meta:editing-duration>PT1H26M45S</meta:editing-duration>
    <meta:editing-cycles>21</meta:editing-cycles>
    <meta:generator>LibreOffice/6.0.7.3$Linux_X86_64 LibreOffice_project/00m0$Build-3</meta:generator>
    <meta:document-statistic meta:table-count="1" meta:cell-count="445" meta:object-count="0"/>
    <meta:user-defined meta:name="qrichtext">1</meta:user-defined>
  </office:meta>
</office:document-meta>
</file>